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Preformatted_20_Text" style:list-style-name="L1"/>
    <style:style style:name="P4" style:family="paragraph" style:parent-style-name="Preformatted_20_Text" style:list-style-name="L1">
      <style:paragraph-properties fo:margin-left="0cm" fo:margin-right="0cm" fo:margin-top="0cm" fo:margin-bottom="0.499cm" style:contextual-spacing="false" fo:text-indent="0cm" style:auto-text-indent="false" style:writing-mode="lr-tb"/>
    </style:style>
    <style:style style:name="P5" style:family="paragraph" style:parent-style-name="Preformatted_20_Text" style:list-style-name="L1">
      <style:paragraph-properties fo:margin-left="0cm" fo:margin-right="0cm" fo:text-indent="0cm" style:auto-text-indent="false" style:writing-mode="lr-tb"/>
    </style:style>
    <style:style style:name="P6" style:family="paragraph" style:parent-style-name="Preformatted_20_Text" style:list-style-name="L1">
      <style:paragraph-properties fo:margin-top="0cm" fo:margin-bottom="0.499cm" style:contextual-spacing="false" style:writing-mode="lr-tb"/>
    </style:style>
    <style:style style:name="P7" style:family="paragraph" style:parent-style-name="Text_20_body" style:list-style-name="L2"/>
    <style:style style:name="P8" style:family="paragraph" style:parent-style-name="Preformatted_20_Text" style:list-style-name="L2"/>
    <style:style style:name="P9" style:family="paragraph" style:parent-style-name="Preformatted_20_Text" style:list-style-name="L2">
      <style:paragraph-properties fo:margin-left="0cm" fo:margin-right="0cm" fo:margin-top="0cm" fo:margin-bottom="0.499cm" style:contextual-spacing="false" fo:text-indent="0cm" style:auto-text-indent="false" style:writing-mode="lr-tb"/>
    </style:style>
    <style:style style:name="P10" style:family="paragraph" style:parent-style-name="Preformatted_20_Text">
      <style:paragraph-properties fo:margin-left="0cm" fo:margin-right="0cm" fo:margin-top="0cm" fo:margin-bottom="0.499cm" style:contextual-spacing="false" fo:text-indent="0cm" style:auto-text-indent="false" style:writing-mode="lr-tb"/>
    </style:style>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3"/>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4"/>
    <style:style style:name="P15" style:family="paragraph" style:parent-style-name="Text_20_body" style:list-style-name="L5"/>
    <style:style style:name="P16" style:family="paragraph" style:parent-style-name="Preformatted_20_Text" style:list-style-name="L5"/>
    <style:style style:name="P17" style:family="paragraph" style:parent-style-name="Preformatted_20_Text" style:list-style-name="L5">
      <style:paragraph-properties fo:margin-left="0cm" fo:margin-right="0cm" fo:margin-top="0cm" fo:margin-bottom="0.499cm" style:contextual-spacing="false" fo:text-indent="0cm" style:auto-text-indent="false" style:writing-mode="lr-tb"/>
    </style:style>
    <style:style style:name="T1" style:family="text">
      <style:text-properties officeooo:rsid="0016327e"/>
    </style:style>
    <style:style style:name="T2" style:family="text">
      <style:text-properties officeooo:rsid="001959bb"/>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O <text:span text:style-name="T1">2</text:span> – <text:span text:style-name="T2">Fichero hosts</text:span></text:p>
      <text:p text:style-name="Text_20_body"/>
      <text:p text:style-name="Text_20_body">El archivo <text:span text:style-name="Strong_20_Emphasis">hosts</text:span> en el contexto de TCP/IP es un archivo de texto plano que sirve como una base de datos local para asociar nombres de dominio (hostnames) con direcciones IP. Es un componente básico en sistemas operativos como Windows, macOS y Linux.</text:p>
      <text:h text:style-name="Heading_20_3" text:outline-level="3"><text:span text:style-name="Strong_20_Emphasis">¿Qué es el archivo </text:span><text:span text:style-name="Strong_20_Emphasis"><text:span text:style-name="Source_20_Text">hosts</text:span></text:span><text:span text:style-name="Strong_20_Emphasis">?</text:span></text:h>
      <text:list text:style-name="L1">
        <text:list-item>
          <text:p text:style-name="P1"><text:span text:style-name="Strong_20_Emphasis">Ubicación del archivo:</text:span></text:p>
          <text:list>
            <text:list-item>
              <text:p text:style-name="P1"><text:span text:style-name="Strong_20_Emphasis">Windows</text:span>: <text:span text:style-name="Source_20_Text">C:\Windows\System32\drivers\etc\hosts</text:span></text:p>
            </text:list-item>
            <text:list-item>
              <text:p text:style-name="P1"><text:span text:style-name="Strong_20_Emphasis">Linux y macOS</text:span>: <text:span text:style-name="Source_20_Text">/etc/hosts</text:span></text:p>
            </text:list-item>
          </text:list>
        </text:list-item>
        <text:list-item>
          <text:p text:style-name="P2"><text:span text:style-name="Strong_20_Emphasis">Formato:</text:span> Cada línea en el archivo tiene el formato:</text:p>
          <text:p text:style-name="P3">css</text:p>
          <text:p text:style-name="P3">Copiar código</text:p>
          <text:p text:style-name="P4"><text:span text:style-name="Source_20_Text">&lt;dirección IP&gt; &lt;nombre del host&gt; [alias]</text:span></text:p>
          <text:p text:style-name="P2">Ejemplo:</text:p>
          <text:p text:style-name="P3">lua</text:p>
          <text:p text:style-name="P3">Copiar código</text:p>
          <text:p text:style-name="P5"><text:span text:style-name="Source_20_Text">127.0.0.1 localhost</text:span></text:p>
          <text:p text:style-name="P6"><text:span text:style-name="Source_20_Text">192.168.1.100 servidor.local servidor</text:span></text:p>
        </text:list-item>
      </text:list>
      <text:h text:style-name="Heading_20_3" text:outline-level="3"><text:span text:style-name="Strong_20_Emphasis">¿Para qué sirve?</text:span></text:h>
      <text:list text:style-name="L2">
        <text:list-item>
          <text:p text:style-name="P7"><text:span text:style-name="Strong_20_Emphasis">Resolución de nombres de dominio localmente:</text:span> El archivo <text:span text:style-name="Source_20_Text">hosts</text:span> permite mapear nombres de dominio a direcciones IP de forma manual, sin necesidad de depender de un servidor DNS. Esto es útil para pruebas, configuraciones locales o para anular el comportamiento normal de la resolución DNS.</text:p>
        </text:list-item>
        <text:list-item>
          <text:p text:style-name="P7"><text:span text:style-name="Strong_20_Emphasis">Anulación de dominios:</text:span> Puedes redirigir un dominio a una dirección IP específica o incluso bloquearlo redirigiéndolo a una dirección inválida como <text:span text:style-name="Source_20_Text">127.0.0.1</text:span>. Ejemplo:</text:p>
          <text:p text:style-name="P8">Copiar código</text:p>
          <text:p text:style-name="P9"><text:span text:style-name="Source_20_Text">127.0.0.1 ejemplo.com</text:span></text:p>
        </text:list-item>
        <text:list-item>
          <text:p text:style-name="P7"><text:span text:style-name="Strong_20_Emphasis">Pruebas y desarrollo:</text:span> Durante el desarrollo de aplicaciones web, puedes usar el archivo <text:span text:style-name="Source_20_Text">hosts</text:span> para simular un dominio que apunta a un servidor local.</text:p>
        </text:list-item>
        <text:list-item>
          <text:p text:style-name="P7"><text:span text:style-name="Strong_20_Emphasis">Control de acceso:</text:span> Se puede usar para bloquear el acceso a ciertos sitios web (por ejemplo, sitios maliciosos o no deseados).</text:p>
        </text:list-item>
      </text:list>
      <text:h text:style-name="Heading_20_3" text:outline-level="3"><text:span text:style-name="Strong_20_Emphasis">Prioridad en la resolución de nombres</text:span></text:h>
      <text:p text:style-name="Text_20_body">El archivo <text:span text:style-name="Source_20_Text">hosts</text:span> tiene prioridad sobre cualquier consulta a un servidor DNS. Esto significa que si un dominio está definido en el archivo <text:span text:style-name="Source_20_Text">hosts</text:span>, esa configuración será utilizada antes de buscar la dirección en un servidor DNS.</text:p>
      <text:h text:style-name="Heading_20_3" text:outline-level="3"><text:soft-page-break/><text:span text:style-name="Strong_20_Emphasis">Ejemplo práctico</text:span></text:h>
      <text:p text:style-name="Text_20_body">Supongamos que tienes un servidor local con la IP <text:span text:style-name="Source_20_Text">192.168.1.50</text:span> y quieres asignarle el nombre <text:span text:style-name="Source_20_Text">miweb.local</text:span>. Solo necesitas agregar en el archivo <text:span text:style-name="Source_20_Text">hosts</text:span>:</text:p>
      <text:p text:style-name="Preformatted_20_Text">lua</text:p>
      <text:p text:style-name="Preformatted_20_Text">Copiar código</text:p>
      <text:p text:style-name="P10"><text:span text:style-name="Source_20_Text">192.168.1.50 miweb.local</text:span></text:p>
      <text:p text:style-name="Text_20_body">Ahora, al escribir <text:span text:style-name="Source_20_Text">miweb.local</text:span> en tu navegador, se conectará directamente a la IP <text:span text:style-name="Source_20_Text">192.168.1.50</text:span>.</text:p>
      <text:h text:style-name="Heading_20_3" text:outline-level="3"><text:span text:style-name="Strong_20_Emphasis">Precauciones</text:span></text:h>
      <text:list text:style-name="L3">
        <text:list-item>
          <text:p text:style-name="P11">El archivo <text:span text:style-name="Source_20_Text">hosts</text:span> puede ser editado solo con permisos de administrador.</text:p>
        </text:list-item>
        <text:list-item>
          <text:p text:style-name="P12">Es posible que malware o programas maliciosos lo modifiquen para redirigir tráfico hacia sitios fraudulentos. Por esto, se recomienda revisarlo periódicamente si sospechas problemas de seguridad.</text:p>
        </text:list-item>
      </text:list>
      <text:p text:style-name="Text_20_body">4o</text:p>
      <text:h text:style-name="Heading_20_5" text:outline-level="5">Tú dijiste:</text:h>
      <text:p text:style-name="Text_20_body">Puedes darme el ejemplo práctico con la direccción ip 192.168.10.225 y el nombre "cubo"?</text:p>
      <text:h text:style-name="Heading_20_6" text:outline-level="6">ChatGPT Plus</text:h>
      <text:p text:style-name="Text_20_body">ChatGPT</text:p>
      <text:p text:style-name="Text_20_body">¡Claro! Aquí tienes un ejemplo práctico usando la dirección IP <text:span text:style-name="Strong_20_Emphasis">192.168.10.225</text:span> y el nombre <text:span text:style-name="Strong_20_Emphasis">"cubo"</text:span>.</text:p>
      <text:h text:style-name="Heading_20_3" text:outline-level="3"><text:span text:style-name="Strong_20_Emphasis">Configuración en el archivo </text:span><text:span text:style-name="Strong_20_Emphasis"><text:span text:style-name="Source_20_Text">hosts</text:span></text:span></text:h>
      <text:p text:style-name="Text_20_body">Abre el archivo <text:span text:style-name="Source_20_Text">hosts</text:span> con permisos de administrador y añade esta línea al final:</text:p>
      <text:p text:style-name="Preformatted_20_Text"/>
      <text:p text:style-name="P10"><text:span text:style-name="Source_20_Text">192.168.10.225 cubo</text:span></text:p>
      <text:h text:style-name="Heading_20_3" text:outline-level="3"><text:span text:style-name="Strong_20_Emphasis">¿Qué hará esto?</text:span></text:h>
      <text:list text:style-name="L4">
        <text:list-item>
          <text:p text:style-name="P13">Asocia el nombre <text:span text:style-name="Strong_20_Emphasis">cubo</text:span> con la dirección IP <text:span text:style-name="Strong_20_Emphasis">192.168.10.225</text:span>.</text:p>
        </text:list-item>
        <text:list-item>
          <text:p text:style-name="P14">Ahora, si escribes <text:span text:style-name="Strong_20_Emphasis">cubo</text:span> en un navegador o haces un ping desde la línea de comandos, el sistema se conectará a la dirección IP <text:span text:style-name="Strong_20_Emphasis">192.168.10.225</text:span> en lugar de buscar este nombre en un servidor DNS.</text:p>
        </text:list-item>
      </text:list>
      <text:h text:style-name="Heading_20_3" text:outline-level="3"><text:span text:style-name="Strong_20_Emphasis">Prueba de funcionamiento</text:span></text:h>
      <text:list text:style-name="L5">
        <text:list-item>
          <text:p text:style-name="P15"><text:span text:style-name="Strong_20_Emphasis">En Windows:</text:span> Abre el Símbolo del sistema (CMD) y ejecuta:</text:p>
          <text:p text:style-name="P16"/>
          <text:p text:style-name="P17"><text:span text:style-name="Source_20_Text">ping cubo</text:span></text:p>
          <text:p text:style-name="P15">Deberías obtener una respuesta desde <text:span text:style-name="Strong_20_Emphasis">192.168.10.225</text:span>.</text:p>
        </text:list-item>
        <text:list-item>
          <text:p text:style-name="P15"><text:span text:style-name="Strong_20_Emphasis">En Linux o macOS:</text:span> Abre la terminal y ejecuta:</text:p>
          <text:p text:style-name="P16"><text:soft-page-break/></text:p>
          <text:p text:style-name="P17"><text:span text:style-name="Source_20_Text">ping cubo</text:span></text:p>
        </text:list-item>
        <text:list-item>
          <text:p text:style-name="P15"><text:span text:style-name="Strong_20_Emphasis">En un navegador:</text:span> Escribe <text:span text:style-name="Source_20_Text">http://cubo</text:span> (si el servidor en la IP tiene un servicio web corriendo, como un sitio o API, aparecerá).</text:p>
        </text:list-item>
      </text:list>
      <text:h text:style-name="Heading_20_3" text:outline-level="3"><text:span text:style-name="Strong_20_Emphasis">Nota adicional</text:span></text:h>
      <text:p text:style-name="Text_20_body">Si deseas usar un nombre completo como <text:span text:style-name="Strong_20_Emphasis">cubo.local</text:span> o cualquier otro dominio personalizado, puedes cambiar la línea a:</text:p>
      <text:p text:style-name="Preformatted_20_Text"/>
      <text:p text:style-name="P10"><text:span text:style-name="Source_20_Text">192.168.10.225 cubo.local</text:span></text:p>
      <text:p text:style-name="Text_20_body">Esto es especialmente útil si trabajas en un entorno donde diferentes servicios o dispositivos están configurados para usar nombres con dominio.</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7T09:51:32.266000000</meta:creation-date>
    <dc:date>2024-11-22T12:35:34.672000000</dc:date>
    <meta:editing-duration>PT1H34M43S</meta:editing-duration>
    <meta:editing-cycles>10</meta:editing-cycles>
    <meta:generator>LibreOffice/24.8.3.2$Windows_X86_64 LibreOffice_project/48a6bac9e7e268aeb4c3483fcf825c94556d9f92</meta:generator>
    <meta:document-statistic meta:table-count="0" meta:image-count="0" meta:object-count="0" meta:page-count="3" meta:paragraph-count="56" meta:word-count="548" meta:character-count="3454" meta:non-whitespace-character-count="2976"/>
  </office:meta>
</office:document-meta>
</file>